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1" style:family="text">
      <style:text-properties officeooo:rsid="001eb5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libappsrv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20:53:49.099588952</meta:creation-date>
    <dc:date>2016-05-27T20:56:48.156329790</dc:date>
    <meta:editing-duration>PT2M59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9"/>
    <meta:generator>LibreOffice/4.4.3.2$Linux_X86_64 LibreOffice_project/40$Build-2</meta:generator>
  </office:meta>
</office:document-meta>
</file>